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rsid="0001e54b" officeooo:paragraph-rsid="0001e54b" style:font-size-asian="15pt" style:font-size-complex="15pt"/>
    </style:style>
    <style:style style:name="P2" style:family="paragraph" style:parent-style-name="Text_20_body">
      <style:text-properties style:font-name="Arial" fo:font-size="15pt" officeooo:rsid="0001e54b" officeooo:paragraph-rsid="0001e54b" style:font-size-asian="15pt" style:font-size-complex="15pt"/>
    </style:style>
    <style:style style:name="P3" style:family="paragraph" style:parent-style-name="Standard">
      <style:text-properties style:font-name="Arial" fo:font-size="15pt" officeooo:rsid="001648eb" officeooo:paragraph-rsid="001648eb" style:font-size-asian="15pt" style:font-size-complex="15pt"/>
    </style:style>
    <style:style style:name="P4" style:family="paragraph" style:parent-style-name="Standard">
      <style:text-properties style:font-name="Arial" fo:font-size="15pt" fo:font-weight="bold" officeooo:rsid="0001e54b" officeooo:paragraph-rsid="0001e54b" style:font-size-asian="15pt" style:font-weight-asian="bold" style:font-size-complex="15pt" style:font-weight-complex="bold"/>
    </style:style>
    <style:style style:name="P5" style:family="paragraph" style:parent-style-name="Text_20_body">
      <style:text-properties style:font-name="Arial" fo:font-size="15pt" fo:font-weight="bold" officeooo:rsid="0001e54b" officeooo:paragraph-rsid="0001e54b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Arial" fo:font-size="12pt" fo:font-weight="bold" officeooo:rsid="0001e54b" officeooo:paragraph-rsid="0001e54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style:text-underline-style="none" fo:font-weight="bold" officeooo:rsid="0001e54b" officeooo:paragraph-rsid="0001e54b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use-window-font-color="true" loext:opacity="0%"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use-window-font-color="true" loext:opacity="0%" fo:font-size="12pt" fo:font-weight="normal" officeooo:rsid="0003db61" officeooo:paragraph-rsid="00076753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use-window-font-color="true" loext:opacity="0%" fo:font-size="12pt" fo:font-weight="normal" officeooo:rsid="0003db61" officeooo:paragraph-rsid="000ad79f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use-window-font-color="true" loext:opacity="0%" fo:font-size="12pt" fo:font-weight="normal" officeooo:rsid="0003db61" officeooo:paragraph-rsid="000dca5a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use-window-font-color="true" loext:opacity="0%" fo:font-size="12pt" fo:font-weight="normal" officeooo:rsid="0003db61" officeooo:paragraph-rsid="000fdb45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use-window-font-color="true" loext:opacity="0%" fo:font-size="12pt" fo:font-weight="normal" officeooo:rsid="0003db61" officeooo:paragraph-rsid="0014d165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use-window-font-color="true" loext:opacity="0%" fo:font-size="12pt" fo:font-weight="normal" officeooo:rsid="0003db61" officeooo:paragraph-rsid="00182d94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use-window-font-color="true" loext:opacity="0%" fo:font-size="12pt" fo:font-weight="normal" officeooo:rsid="000705d8" officeooo:paragraph-rsid="000705d8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use-window-font-color="true" loext:opacity="0%" fo:font-size="12pt" fo:font-weight="normal" officeooo:rsid="0009b8ed" officeooo:paragraph-rsid="000b733c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use-window-font-color="true" loext:opacity="0%" fo:font-size="12pt" fo:font-weight="normal" officeooo:rsid="0009b8ed" officeooo:paragraph-rsid="000f73d9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use-window-font-color="true" loext:opacity="0%" fo:font-size="12pt" fo:font-weight="normal" officeooo:rsid="0009b8ed" officeooo:paragraph-rsid="001323a2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use-window-font-color="true" loext:opacity="0%" fo:font-size="12pt" fo:font-weight="normal" officeooo:rsid="0009b8ed" officeooo:paragraph-rsid="0014d16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use-window-font-color="true" loext:opacity="0%" fo:font-size="12pt" fo:font-weight="normal" officeooo:rsid="0009b8ed" officeooo:paragraph-rsid="00174f8b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use-window-font-color="true" loext:opacity="0%" fo:font-size="12pt" fo:font-weight="normal" officeooo:rsid="0009b8ed" officeooo:paragraph-rsid="001e4439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use-window-font-color="true" loext:opacity="0%" fo:font-size="12pt" fo:font-weight="normal" officeooo:rsid="0009b8ed" officeooo:paragraph-rsid="0024468e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use-window-font-color="true" loext:opacity="0%" fo:font-size="12pt" fo:font-weight="normal" officeooo:rsid="0009b8ed" officeooo:paragraph-rsid="00260a4b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use-window-font-color="true" loext:opacity="0%" fo:font-size="12pt" fo:font-weight="normal" officeooo:rsid="000ad79f" officeooo:paragraph-rsid="000ad79f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use-window-font-color="true" loext:opacity="0%" fo:font-size="12pt" fo:font-weight="normal" officeooo:rsid="0010bb8b" officeooo:paragraph-rsid="0010bb8b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use-window-font-color="true" loext:opacity="0%" fo:font-size="12pt" fo:font-weight="normal" officeooo:rsid="000d9b66" officeooo:paragraph-rsid="000dca5a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use-window-font-color="true" loext:opacity="0%" fo:font-size="12pt" fo:font-weight="bold" officeooo:rsid="000d9b66" officeooo:paragraph-rsid="000fdb45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use-window-font-color="true" loext:opacity="0%" fo:font-size="12pt" fo:font-weight="bold" officeooo:rsid="000d9b66" officeooo:paragraph-rsid="0010bb8b" style:font-size-asian="12pt" style:font-weight-asian="bold" style:font-size-complex="12pt" style:font-weight-complex="bold"/>
    </style:style>
    <style:style style:name="P30" style:family="paragraph" style:parent-style-name="Text_20_body">
      <style:text-properties style:use-window-font-color="true" loext:opacity="0%" fo:font-size="12pt" fo:font-weight="bold" officeooo:rsid="000d9b66" officeooo:paragraph-rsid="0014d165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use-window-font-color="true" loext:opacity="0%" fo:font-size="12pt" fo:font-weight="bold" officeooo:rsid="000d9b66" officeooo:paragraph-rsid="001648eb" style:font-size-asian="12pt" style:font-weight-asian="bold" style:font-size-complex="12pt" style:font-weight-complex="bold"/>
    </style:style>
    <style:style style:name="P32" style:family="paragraph" style:parent-style-name="Text_20_body">
      <style:text-properties style:use-window-font-color="true" loext:opacity="0%" fo:font-size="12pt" fo:font-weight="bold" officeooo:rsid="000d9b66" officeooo:paragraph-rsid="00182d94" style:font-size-asian="12pt" style:font-weight-asian="bold" style:font-size-complex="12pt" style:font-weight-complex="bold"/>
    </style:style>
    <style:style style:name="P33" style:family="paragraph" style:parent-style-name="Text_20_body">
      <style:text-properties style:use-window-font-color="true" loext:opacity="0%" fo:font-size="12pt" fo:font-weight="bold" officeooo:rsid="0014d165" officeooo:paragraph-rsid="0014d165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a933" loext:opacity="100%" style:font-name="Arial" fo:font-size="15pt" officeooo:rsid="0001e54b" officeooo:paragraph-rsid="0001e54b" style:font-size-asian="15pt" style:font-size-complex="15pt"/>
    </style:style>
    <style:style style:name="P35" style:family="paragraph" style:parent-style-name="Standard">
      <style:text-properties fo:color="#00a933" loext:opacity="100%" style:font-name="Arial" fo:font-size="15pt" officeooo:rsid="001648eb" officeooo:paragraph-rsid="001648eb" style:font-size-asian="15pt" style:font-size-complex="15pt"/>
    </style:style>
    <style:style style:name="P36" style:family="paragraph" style:parent-style-name="Standard">
      <style:text-properties fo:color="#00a933" loext:opacity="100%" style:font-name="Arial" fo:font-size="12pt" fo:font-weight="bold" officeooo:rsid="0001e54b" officeooo:paragraph-rsid="0001e54b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a933" loext:opacity="100%" style:font-name="Arial" fo:font-size="12pt" fo:font-weight="normal" officeooo:rsid="0001e54b" officeooo:paragraph-rsid="0001e54b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color="#00a933" loext:opacity="100%" style:font-name="Arial" fo:font-size="12pt" fo:font-weight="normal" officeooo:rsid="0001e54b" officeooo:paragraph-rsid="0001e54b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color="#00a933" loext:opacity="100%" fo:font-size="12pt" fo:font-weight="bold" officeooo:rsid="000ad79f" officeooo:paragraph-rsid="000f73d9" style:font-size-asian="12pt" style:font-weight-asian="bold" style:font-size-complex="12pt" style:font-weight-complex="bold"/>
    </style:style>
    <style:style style:name="P40" style:family="paragraph" style:parent-style-name="Text_20_body">
      <style:text-properties fo:color="#00a933" loext:opacity="100%" fo:font-size="12pt" fo:font-weight="bold" officeooo:rsid="000ad79f" officeooo:paragraph-rsid="0014d165" style:font-size-asian="12pt" style:font-weight-asian="bold" style:font-size-complex="12pt" style:font-weight-complex="bold"/>
    </style:style>
    <style:style style:name="P41" style:family="paragraph" style:parent-style-name="Text_20_body">
      <style:text-properties fo:color="#00a933" loext:opacity="100%" fo:font-size="12pt" fo:font-weight="bold" officeooo:rsid="000ad79f" officeooo:paragraph-rsid="00174f8b" style:font-size-asian="12pt" style:font-weight-asian="bold" style:font-size-complex="12pt" style:font-weight-complex="bold"/>
    </style:style>
    <style:style style:name="P42" style:family="paragraph" style:parent-style-name="Text_20_body">
      <style:text-properties fo:color="#00a933" loext:opacity="100%" fo:font-size="12pt" fo:font-weight="bold" officeooo:rsid="0010bb8b" officeooo:paragraph-rsid="0010bb8b" style:font-size-asian="12pt" style:font-weight-asian="bold" style:font-size-complex="12pt" style:font-weight-complex="bold"/>
    </style:style>
    <style:style style:name="P43" style:family="paragraph" style:parent-style-name="Text_20_body">
      <style:text-properties fo:color="#00a933" loext:opacity="100%" fo:font-size="12pt" fo:font-weight="bold" officeooo:rsid="000d9b66" officeooo:paragraph-rsid="00182d94" style:font-size-asian="12pt" style:font-weight-asian="bold" style:font-size-complex="12pt" style:font-weight-complex="bold"/>
    </style:style>
    <style:style style:name="P44" style:family="paragraph" style:parent-style-name="Text_20_body">
      <style:text-properties fo:color="#00a933" loext:opacity="100%" fo:font-size="12pt" fo:font-weight="bold" officeooo:rsid="000d9b66" officeooo:paragraph-rsid="0014d165" style:font-size-asian="12pt" style:font-weight-asian="bold" style:font-size-complex="12pt" style:font-weight-complex="bold"/>
    </style:style>
    <style:style style:name="P45" style:family="paragraph" style:parent-style-name="Text_20_body">
      <style:text-properties fo:color="#00a933" loext:opacity="100%" fo:font-size="12pt" fo:font-weight="bold" officeooo:rsid="000d9b66" officeooo:paragraph-rsid="000fdb45" style:font-size-asian="12pt" style:font-weight-asian="bold" style:font-size-complex="12pt" style:font-weight-complex="bold"/>
    </style:style>
    <style:style style:name="P46" style:family="paragraph" style:parent-style-name="Text_20_body">
      <style:text-properties fo:color="#00a933" loext:opacity="100%" fo:font-size="12pt" fo:font-weight="bold" officeooo:rsid="0014d165" officeooo:paragraph-rsid="0014d165" style:font-size-asian="12pt" style:font-weight-asian="bold" style:font-size-complex="12pt" style:font-weight-complex="bold"/>
    </style:style>
    <style:style style:name="P47" style:family="paragraph" style:parent-style-name="Text_20_body">
      <style:text-properties fo:color="#00a933" loext:opacity="100%" fo:font-size="12pt" fo:font-weight="bold" officeooo:rsid="0011a1a7" officeooo:paragraph-rsid="0011a1a7" style:font-size-asian="12pt" style:font-weight-asian="bold" style:font-size-complex="12pt" style:font-weight-complex="bold"/>
    </style:style>
    <style:style style:name="P48" style:family="paragraph" style:parent-style-name="Text_20_body">
      <style:text-properties fo:color="#00a933" loext:opacity="100%" fo:font-size="12pt" fo:font-weight="bold" officeooo:rsid="000fdb45" officeooo:paragraph-rsid="000fdb45" style:font-size-asian="12pt" style:font-weight-asian="bold" style:font-size-complex="12pt" style:font-weight-complex="bold"/>
    </style:style>
    <style:style style:name="P49" style:family="paragraph" style:parent-style-name="Text_20_body">
      <style:text-properties fo:color="#00a933" loext:opacity="100%" fo:font-size="12pt" fo:font-weight="normal" officeooo:rsid="00182d94" officeooo:paragraph-rsid="00182d94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color="#00a933" loext:opacity="100%" fo:font-size="12pt" fo:font-weight="normal" officeooo:rsid="0014d165" officeooo:paragraph-rsid="0014d165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color="#00a933" loext:opacity="100%" fo:font-size="12pt" fo:font-weight="normal" officeooo:rsid="0011a1a7" officeooo:paragraph-rsid="0011a1a7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color="#00a933" loext:opacity="100%" fo:font-size="12pt" fo:font-weight="normal" officeooo:rsid="0003db61" officeooo:paragraph-rsid="000dca5a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color="#00a933" loext:opacity="100%"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color="#00a933" loext:opacity="100%" fo:font-size="12pt" fo:font-weight="normal" officeooo:rsid="0010bb8b" officeooo:paragraph-rsid="0010bb8b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color="#00a933" loext:opacity="100%" fo:font-size="12pt" fo:font-weight="normal" officeooo:rsid="000dca5a" officeooo:paragraph-rsid="000dca5a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color="#00a933" loext:opacity="100%" fo:font-size="12pt" fo:font-weight="normal" officeooo:rsid="00084184" officeooo:paragraph-rsid="00084184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color="#00a933" loext:opacity="100%" fo:font-size="12pt" fo:font-weight="normal" officeooo:rsid="0009b8ed" officeooo:paragraph-rsid="0009b8ed" style:font-size-asian="12pt" style:font-weight-asian="normal" style:font-size-complex="12pt" style:font-weight-complex="normal"/>
    </style:style>
    <style:style style:name="P58" style:family="paragraph" style:parent-style-name="Text_20_body">
      <style:text-properties fo:color="#00a933" loext:opacity="100%" fo:font-size="12pt" fo:font-weight="normal" officeooo:rsid="0009b8ed" officeooo:paragraph-rsid="0028982e" style:font-size-asian="12pt" style:font-weight-asian="normal" style:font-size-complex="12pt" style:font-weight-complex="normal"/>
    </style:style>
    <style:style style:name="P59" style:family="paragraph" style:parent-style-name="Text_20_body">
      <style:text-properties fo:color="#00a933" loext:opacity="100%" fo:font-size="12pt" fo:font-weight="normal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color="#00a933" loext:opacity="100%" fo:font-size="12pt" fo:font-weight="normal" officeooo:rsid="000fdb45" officeooo:paragraph-rsid="000fdb45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color="#00a933" loext:opacity="100%" fo:font-size="12pt" fo:font-weight="normal" officeooo:rsid="000705d8" officeooo:paragraph-rsid="000705d8" style:font-size-asian="12pt" style:font-weight-asian="normal" style:font-size-complex="12pt" style:font-weight-complex="normal"/>
    </style:style>
    <style:style style:name="P62" style:family="paragraph" style:parent-style-name="Text_20_body">
      <style:text-properties fo:color="#00a933" loext:opacity="100%" fo:font-size="12pt" fo:font-weight="normal" officeooo:rsid="000ad79f" officeooo:paragraph-rsid="000ad79f" style:font-size-asian="12pt" style:font-weight-asian="normal" style:font-size-complex="12pt" style:font-weight-complex="normal"/>
    </style:style>
    <style:style style:name="P63" style:family="paragraph" style:parent-style-name="Text_20_body">
      <style:text-properties fo:color="#00a933" loext:opacity="100%"/>
    </style:style>
    <style:style style:name="P64" style:family="paragraph" style:parent-style-name="Text_20_body">
      <style:text-properties fo:color="#ff8000" loext:opacity="100%" fo:font-size="12pt" fo:font-weight="normal" officeooo:rsid="000705d8" officeooo:paragraph-rsid="0003db61" style:font-size-asian="12pt" style:font-weight-asian="normal" style:font-size-complex="12pt" style:font-weight-complex="normal"/>
    </style:style>
    <style:style style:name="P65" style:family="paragraph" style:parent-style-name="Text_20_body">
      <style:text-properties fo:color="#ff8000" loext:opacity="100%" fo:font-size="12pt" fo:font-weight="normal" officeooo:rsid="000705d8" officeooo:paragraph-rsid="00076753" style:font-size-asian="12pt" style:font-weight-asian="normal" style:font-size-complex="12pt" style:font-weight-complex="normal"/>
    </style:style>
    <style:style style:name="P66" style:family="paragraph" style:parent-style-name="Text_20_body">
      <style:text-properties fo:color="#ff8000" loext:opacity="100%" fo:font-size="12pt" fo:font-weight="normal" officeooo:rsid="000d9b66" officeooo:paragraph-rsid="000d9b66" style:font-size-asian="12pt" style:font-weight-asian="normal" style:font-size-complex="12pt" style:font-weight-complex="normal"/>
    </style:style>
    <style:style style:name="P67" style:family="paragraph" style:parent-style-name="Text_20_body">
      <style:text-properties fo:color="#ff8000" loext:opacity="100%" fo:font-size="12pt" fo:font-weight="normal" officeooo:rsid="000d9b66" officeooo:paragraph-rsid="000dca5a" style:font-size-asian="12pt" style:font-weight-asian="normal" style:font-size-complex="12pt" style:font-weight-complex="normal"/>
    </style:style>
    <style:style style:name="P68" style:family="paragraph" style:parent-style-name="Text_20_body">
      <style:text-properties fo:font-weight="bold" style:font-weight-asian="bold" style:font-weight-complex="bold"/>
    </style:style>
    <style:style style:name="P69" style:family="paragraph" style:parent-style-name="Text_20_body">
      <style:text-properties fo:font-weight="bold" officeooo:rsid="001c83e7" officeooo:paragraph-rsid="001c83e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b66" style:font-weight-asian="bold" style:font-weight-complex="bold"/>
    </style:style>
    <style:style style:name="T3" style:family="text">
      <style:text-properties fo:font-weight="bold" officeooo:rsid="000ad79f" style:font-weight-asian="bold" style:font-weight-complex="bold"/>
    </style:style>
    <style:style style:name="T4" style:family="text">
      <style:text-properties fo:font-weight="bold" officeooo:rsid="0028982e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8000" loext:opacity="100%" officeooo:rsid="000705d8"/>
    </style:style>
    <style:style style:name="T7" style:family="text">
      <style:text-properties fo:color="#ff8000" loext:opacity="100%" fo:font-weight="bold" officeooo:rsid="000705d8" style:font-weight-asian="bold" style:font-weight-complex="bold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fo:font-weight="bold" style:font-weight-asian="bold" style:font-weight-complex="bold"/>
    </style:style>
    <style:style style:name="T10" style:family="text">
      <style:text-properties fo:color="#00a933" loext:opacity="100%" fo:font-weight="bold" officeooo:rsid="000ad79f" style:font-weight-asian="bold" style:font-weight-complex="bold"/>
    </style:style>
    <style:style style:name="T11" style:family="text">
      <style:text-properties fo:color="#00a933" loext:opacity="100%" fo:font-weight="bold" officeooo:rsid="000705d8" style:font-weight-asian="bold" style:font-weight-complex="bold"/>
    </style:style>
    <style:style style:name="T12" style:family="text">
      <style:text-properties fo:color="#00a933" loext:opacity="100%" fo:font-weight="bold" officeooo:rsid="000f73d9" style:font-weight-asian="bold" style:font-weight-complex="bold"/>
    </style:style>
    <style:style style:name="T13" style:family="text">
      <style:text-properties fo:color="#00a933" loext:opacity="100%" fo:font-weight="bold" officeooo:rsid="000d9b66" style:font-weight-asian="bold" style:font-weight-complex="bold"/>
    </style:style>
    <style:style style:name="T14" style:family="text">
      <style:text-properties fo:color="#00a933" loext:opacity="100%" fo:font-weight="bold" officeooo:rsid="001323a2" style:font-weight-asian="bold" style:font-weight-complex="bold"/>
    </style:style>
    <style:style style:name="T15" style:family="text">
      <style:text-properties fo:color="#00a933" loext:opacity="100%" fo:font-weight="bold" officeooo:rsid="0014d165" style:font-weight-asian="bold" style:font-weight-complex="bold"/>
    </style:style>
    <style:style style:name="T16" style:family="text">
      <style:text-properties fo:color="#00a933" loext:opacity="100%" fo:font-weight="bold" officeooo:rsid="000fdb45" style:font-weight-asian="bold" style:font-weight-complex="bold"/>
    </style:style>
    <style:style style:name="T17" style:family="text">
      <style:text-properties fo:color="#00a933" loext:opacity="100%" fo:font-weight="bold" officeooo:rsid="002c6142" style:font-weight-asian="bold" style:font-weight-complex="bold"/>
    </style:style>
    <style:style style:name="T18" style:family="text">
      <style:text-properties fo:color="#00a933" loext:opacity="100%" fo:font-weight="bold" officeooo:rsid="0032cdf8" style:font-weight-asian="bold" style:font-weight-complex="bold"/>
    </style:style>
    <style:style style:name="T19" style:family="text">
      <style:text-properties fo:color="#00a933" loext:opacity="100%" officeooo:rsid="000d9b66"/>
    </style:style>
    <style:style style:name="T20" style:family="text">
      <style:text-properties fo:color="#00a933" loext:opacity="100%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ff4000" loext:opacity="100%" fo:font-weight="bold" officeooo:rsid="000fdb4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eedback task 22.07.2024</text:p>
      <text:p text:style-name="P6"/>
      <text:p text:style-name="P4"><text:a xlink:type="simple" xlink:href="https://app.asana.com/0/1207788518947075/1207788488673313" text:style-name="Internet_20_link" text:visited-style-name="Visited_20_Internet_20_Link"><text:span text:style-name="T5">https://app.asana.com/0/1207788518947075/1207788488673313</text:span></text:a></text:p>
      <text:p text:style-name="P6"/>
      <text:p text:style-name="P5"><text:span text:style-name="T5">Wireframe: </text:span><text:a xlink:type="simple" xlink:href="https://xd.adobe.com/view/2a521495-f71c-4d74-8557-b194ef8b7ee6-7f01/screen/1223d139-7cc3-4124-a6f7-e18dadff9b7c/" text:style-name="Internet_20_link" text:visited-style-name="Visited_20_Internet_20_Link"><text:span text:style-name="T5">https://xd.adobe.com/view/2a521495-f71c-4d74-8557-b194ef8b7ee6-7f01/screen/1223d139-7cc3-4124-a6f7-e18dadff9b7c/</text:span></text:a></text:p>
      <text:p text:style-name="Text_20_body"><text:span text:style-name="T1">Layouts: </text:span><text:a xlink:type="simple" xlink:href="https://xd.adobe.com/view/df76aaa7-7308-4ec0-b7e8-47a6bbffadd4-8a25/" text:style-name="Internet_20_link" text:visited-style-name="Visited_20_Internet_20_Link"><text:span text:style-name="T1">https://xd.adobe.com/view/df76aaa7-7308-4ec0-b7e8-47a6bbffadd4-8a25/</text:span></text:a></text:p>
      <text:p text:style-name="P68"/>
      <text:p text:style-name="P69">mittwald: http://typo3-composer.p669320.webspaceconfig.de/</text:p>
      <text:p text:style-name="P6"/>
      <text:p text:style-name="P6"/>
      <text:p text:style-name="P6"/>
      <text:p text:style-name="P7">================</text:p>
      <text:p text:style-name="P6"/>
      <text:p text:style-name="P36"/>
      <text:p text:style-name="P4"><text:span text:style-name="T20">1. </text:span><text:a xlink:type="simple" xlink:href="https://app.asana.com/0/1207788518947075/1207795191232263" text:style-name="Internet_20_link" text:visited-style-name="Visited_20_Internet_20_Link">https://app.asana.com/0/1207788518947075/1207795191232263</text:a></text:p>
      <text:p text:style-name="P37"/>
      <text:p text:style-name="P37">[START] Hintergrundgrafik entfernen</text:p>
      <text:p text:style-name="P37"/>
      <text:p text:style-name="P38">In dem Abschnitt "Über dieses Portal" bitte die Hintergrundgrafik entfernen.</text:p>
      <text:p text:style-name="P59">(Das war in dem aktualisierten Link nicht mehr.)</text:p>
      <text:p text:style-name="P59"/>
      <text:p text:style-name="P53">TRANS:</text:p>
      <text:p text:style-name="P53">In the "About this portal" section, please remove the background graphic.</text:p>
      <text:p text:style-name="P53">(This was no longer in the updated link.)</text:p>
      <text:p text:style-name="P8"/>
      <text:p text:style-name="P17"><text:span text:style-name="T6">Status: </text:span><text:span text:style-name="T11">Done</text:span><text:span text:style-name="T10"> [</text:span><text:span text:style-name="T14">CR 15min</text:span><text:span text:style-name="T10">]</text:span></text:p>
      <text:p text:style-name="P64"/>
      <text:p text:style-name="P64"/>
      <text:p text:style-name="P9">------------------------------</text:p>
      <text:p text:style-name="P9"/>
      <text:p text:style-name="P9"><text:a xlink:type="simple" xlink:href="https://app.asana.com/0/1207788518947075/1207795191232255" text:style-name="Internet_20_link" text:visited-style-name="Visited_20_Internet_20_Link"><text:span text:style-name="T8">https://app.asana.com/0/1207788518947075/1207795191232255</text:span></text:a></text:p>
      <text:p text:style-name="P9"><text:span text:style-name="T8">Könnt ihr bitte bei den Unterseiten </text:span><text:span text:style-name="Emphasis"><text:span text:style-name="T8">Gemeinden</text:span></text:span><text:span text:style-name="T8"> / </text:span><text:span text:style-name="Emphasis"><text:span text:style-name="T8">Förderung / Datenschutz / Impressum / Kontakt</text:span></text:span><text:span text:style-name="T8"> die erste Section (türkiser Abschnitt) auf ca. 70vh stellen? Aktuell nimmt die türkise Fläche 100vh ein. </text:span></text:p>
      <text:p text:style-name="Text_20_body"><text:span text:style-name="T8">Bei </text:span><text:span text:style-name="Emphasis"><text:span text:style-name="T8">Gewerbeflächen</text:span></text:span><text:span text:style-name="T8"> passt es schon.</text:span></text:p>
      <text:p text:style-name="P53"/>
      <text:p text:style-name="P61">TRANS:</text:p>
      <text:p text:style-name="P61"><text:soft-page-break/>Can you please set the first section (turquoise section) on the subpages Communities / Funding / Data Protection / Legal Notice / Contact to around 70vh? The turquoise area currently takes up 100vh.</text:p>
      <text:p text:style-name="P61">For commercial areas it's fine.</text:p>
      <text:p text:style-name="P16"/>
      <text:p text:style-name="P24"><text:span text:style-name="T6">Status: </text:span><text:span text:style-name="T11">Done</text:span><text:span text:style-name="T10"> [</text:span><text:span text:style-name="T14">CR </text:span><text:span text:style-name="T18">1.3hr</text:span><text:span text:style-name="T10">]</text:span></text:p>
      <text:p text:style-name="P65"/>
      <text:p text:style-name="P65"/>
      <text:p text:style-name="P10">------------------------------</text:p>
      <text:p text:style-name="P10"/>
      <text:p text:style-name="P10"><text:a xlink:type="simple" xlink:href="https://app.asana.com/0/1207788518947075/1207795191232269" text:style-name="Internet_20_link" text:visited-style-name="Visited_20_Internet_20_Link"><text:span text:style-name="T8">https://app.asana.com/0/1207788518947075/1207795191232269</text:span></text:a></text:p>
      <text:p text:style-name="P10"><text:span text:style-name="T8">Auf </text:span><text:span text:style-name="Strong_20_Emphasis"><text:span text:style-name="T8">Tablet / Mobil</text:span></text:span><text:span text:style-name="T8"> bitte das Element p.subline auf </text:span><text:span text:style-name="Source_20_Text"><text:span text:style-name="T8">font-size: 25px;</text:span></text:span></text:p>
      <text:p text:style-name="P56">TRANS:</text:p>
      <text:p text:style-name="P56">On tablet / mobile please set the element p.subline to font-size: 25px;</text:p>
      <text:p text:style-name="P56"/>
      <text:p text:style-name="P57">Status: <text:span text:style-name="T1">Done</text:span><text:span text:style-name="T3"> [CR 10 min]</text:span></text:p>
      <text:p text:style-name="P4"/>
      <text:p text:style-name="P11">------------------------------</text:p>
      <text:p text:style-name="P11"><text:a xlink:type="simple" xlink:href="https://app.asana.com/0/1207788518947075/1207795194071684" text:style-name="Internet_20_link" text:visited-style-name="Visited_20_Internet_20_Link"><text:span text:style-name="T8">https://app.asana.com/0/1207788518947075/1207795194071684</text:span></text:a></text:p>
      <text:p text:style-name="P11"><text:span text:style-name="T8">Zwischen </text:span><text:span text:style-name="Source_20_Text"><text:span text:style-name="T8">(min-width: 1260px and max-width 1799px)</text:span></text:span><text:span text:style-name="T8"> ist die Contentbreite zu weit und die Elemente "kleben" am Rand und Textblöcke werden zu breit.</text:span></text:p>
      <text:p text:style-name="P63"/>
      <text:p text:style-name="P63">Ab 1800px sieht es Desktop korrekt aus. So kann es gerne bis 1260px bleiben. Könnt ihr den Breakpoint dann erst ab 1260px setzen? </text:p>
      <text:p text:style-name="P63"/>
      <text:p text:style-name="P62">Trans:</text:p>
      <text:p text:style-name="P62">Between (min-width: 1260px and max-width 1799px) the content width is too wide and the elements "stick" to the edge and text blocks become too wide.</text:p>
      <text:p text:style-name="P62"/>
      <text:p text:style-name="P62">From 1800px it looks correct on the desktop. It can stay like this up to 1260px. Can you then only set the breakpoint from 1260px?</text:p>
      <text:p text:style-name="P25"/>
      <text:p text:style-name="P58"><text:span text:style-name="T3">Status: Done [CR </text:span><text:span text:style-name="T4">2hr</text:span><text:span text:style-name="T3">]</text:span></text:p>
      <text:p text:style-name="P66"/>
      <text:p text:style-name="P27"><text:soft-page-break/>------------------------------</text:p>
      <text:p text:style-name="P12"><text:a xlink:type="simple" xlink:href="https://app.asana.com/0/1207788518947075/1207795194071690" text:style-name="Internet_20_link" text:visited-style-name="Visited_20_Internet_20_Link"><text:span text:style-name="T8">https://app.asana.com/0/1207788518947075/1207795194071690</text:span></text:a></text:p>
      <text:p text:style-name="P52">Tablet/Mobil fehlt die Punktnavigation. </text:p>
      <text:p text:style-name="P63"/>
      <text:p text:style-name="P63">Hier könnt ihr sonst auch gerne die Zahlennavigation nehmen (z.b. 1 / 3 ), so wie bei den Bildern der Gewerbedetail-Seite</text:p>
      <text:p text:style-name="P52"/>
      <text:p text:style-name="P55">TRANS:</text:p>
      <text:p text:style-name="P55">The point navigation is missing on tablets/mobiles.</text:p>
      <text:p text:style-name="P55"/>
      <text:p text:style-name="P55">You can also use the number navigation here (e.g. 1 / 3 ), as with the images on the business details page</text:p>
      <text:p text:style-name="P18">Status: <text:span text:style-name="T9">Done</text:span><text:span text:style-name="T10"> [CR </text:span><text:span text:style-name="T12">2hrs</text:span><text:span text:style-name="T10">]</text:span></text:p>
      <text:p text:style-name="P39"/>
      <text:p text:style-name="P28">------------------------------</text:p>
      <text:p text:style-name="P13"><text:a xlink:type="simple" xlink:href="https://app.asana.com/0/1207788518947075/1207795191232273" text:style-name="Internet_20_link" text:visited-style-name="Visited_20_Internet_20_Link"><text:span text:style-name="T13">https://app.asana.com/0/1207788518947075/1207795191232273</text:span></text:a></text:p>
      <text:p text:style-name="P45">Bei Tablet/Mobiler-Ansicht fehlen die Filter für die Landkreise.</text:p>
      <text:p text:style-name="P63"/>
      <text:p text:style-name="P63">Die Filter gerne zum horizontalen durchswipen. Wenn ein Filter aktiv ist, soll dieser in die Mitte rücken.</text:p>
      <text:p text:style-name="P63"/>
      <text:p text:style-name="P63">Falls die Filter Probleme machen sollten, sonst als Dropdown einbauen.</text:p>
      <text:p text:style-name="P60"><text:span text:style-name="T2">T</text:span><text:span text:style-name="T1">RANS:</text:span></text:p>
      <text:p text:style-name="P48">The filters for the districts are missing in the tablet/mobile view.</text:p>
      <text:p text:style-name="P48"/>
      <text:p text:style-name="P48">The filters should be able to be swiped horizontally. If a filter is active, it should move to the middle.</text:p>
      <text:p text:style-name="P48"/>
      <text:p text:style-name="P48">If the filters cause problems, install them as a dropdown menu.</text:p>
      <text:p text:style-name="P23"><text:span text:style-name="T21">Status: </text:span><text:span text:style-name="T16">Done</text:span><text:span text:style-name="T10"> [CR </text:span><text:span text:style-name="T17">2</text:span><text:span text:style-name="T12">hrs</text:span><text:span text:style-name="T10">]</text:span></text:p>
      <text:p text:style-name="P67"/>
      <text:p text:style-name="P29">------------------------------</text:p>
      <text:p text:style-name="P12"><text:a xlink:type="simple" xlink:href="https://app.asana.com/0/1207788518947075/1207795191232259" text:style-name="Internet_20_link" text:visited-style-name="Visited_20_Internet_20_Link"><text:span text:style-name="T19">https://app.asana.com/0/1207788518947075/1207795191232259</text:span></text:a></text:p>
      <text:p text:style-name="P52"><text:soft-page-break/>In der Tablet-/Mobilen Ansicht soll das Sponsoren-/Fördererlogo immer über dem Text stehen.</text:p>
      <text:p text:style-name="P54">TRANS:</text:p>
      <text:p text:style-name="P54">In the tablet/mobile view, the sponsor/supporter logo should always be above the text.</text:p>
      <text:p text:style-name="P26">Status: <text:span text:style-name="T9">already done, please check in device or if check by browser resizing then please refresh after get into the desired resolution</text:span></text:p>
      <text:p text:style-name="P42"/>
      <text:p text:style-name="P42">--------------------</text:p>
      <text:p text:style-name="P26"><text:a xlink:type="simple" xlink:href="https://app.asana.com/0/1207788518947075/1207788695736169" text:style-name="Internet_20_link" text:visited-style-name="Visited_20_Internet_20_Link"><text:span text:style-name="T9">https://app.asana.com/0/1207788518947075/1207788695736169</text:span></text:a></text:p>
      <text:p text:style-name="P42">Aktuell ist das erste Akkordeon-Element geöffnet. Bitte standardmäßig alle Akkordeon-Elemente schließen, sowohl bei Desktop als auch Tablet/Mobil.</text:p>
      <text:p text:style-name="P47">Trans:</text:p>
      <text:p text:style-name="P51">Currently the first accordion element is open. Please close all accordion elements by default, both on desktop and tablet/mobile.</text:p>
      <text:p text:style-name="P19"><text:span text:style-name="T6">Status: </text:span><text:span text:style-name="T11">Done</text:span><text:span text:style-name="T10"> [</text:span><text:span text:style-name="T14">CR 15min</text:span><text:span text:style-name="T10">]</text:span></text:p>
      <text:p text:style-name="P1"/>
      <text:p text:style-name="P30">------------------------------</text:p>
      <text:p text:style-name="P14"><text:a xlink:type="simple" xlink:href="https://app.asana.com/0/1207788518947075/1207795194071695" text:style-name="Internet_20_link" text:visited-style-name="Visited_20_Internet_20_Link"><text:span text:style-name="T13">https://app.asana.com/0/1207788518947075/1207795194071695</text:span></text:a></text:p>
      <text:p text:style-name="P44">Hier ein Rechtschreibfehler:</text:p>
      <text:p text:style-name="P63"/>
      <text:p text:style-name="P63">Es muss heißen: "Zurück zur Übersicht"</text:p>
      <text:p text:style-name="P50"><text:span text:style-name="T2">T</text:span><text:span text:style-name="T1">RANS:</text:span></text:p>
      <text:p text:style-name="P46">Here is a spelling mistake:</text:p>
      <text:p text:style-name="P46"/>
      <text:p text:style-name="P46">It should say: "Back to overview"</text:p>
      <text:p text:style-name="P33"/>
      <text:p text:style-name="P20"><text:span text:style-name="T7">Status: </text:span><text:span text:style-name="T11">Done</text:span><text:span text:style-name="T10"> [</text:span><text:span text:style-name="T15">Bug</text:span><text:span text:style-name="T10">]</text:span></text:p>
      <text:p text:style-name="P40"/>
      <text:p text:style-name="P31">------------------------------</text:p>
      <text:p text:style-name="P1"><text:a xlink:type="simple" xlink:href="https://app.asana.com/0/1207788518947075/1207795194071699" text:style-name="Internet_20_link" text:visited-style-name="Visited_20_Internet_20_Link"><text:span text:style-name="T8">https://app.asana.com/0/1207788518947075/1207795194071699</text:span></text:a></text:p>
      <text:p text:style-name="P34"/>
      <text:p text:style-name="P2"><text:span text:style-name="T8">Nur auf </text:span><text:span text:style-name="Strong_20_Emphasis"><text:span text:style-name="T8">Tablet/Mobil</text:span></text:span></text:p>
      <text:p text:style-name="P63"/>
      <text:p text:style-name="Text_20_body"><text:span text:style-name="T8">Bitte das Bild </text:span><text:span text:style-name="Source_20_Text"><text:span text:style-name="T8">display:block</text:span></text:span><text:span text:style-name="T8"> und margin: </text:span><text:span text:style-name="Source_20_Text"><text:span text:style-name="T8">20px 0;</text:span></text:span></text:p>
      <text:p text:style-name="P35"><text:soft-page-break/>trans:</text:p>
      <text:p text:style-name="P35">Tablet/mobile only</text:p>
      <text:p text:style-name="P35"/>
      <text:p text:style-name="P35">Please set the image display:block and margin: 20px 0;</text:p>
      <text:p text:style-name="P3"/>
      <text:p text:style-name="P21"><text:span text:style-name="T7">Status: </text:span><text:span text:style-name="T11">Done</text:span><text:span text:style-name="T10"> [</text:span><text:span text:style-name="T14">CR </text:span><text:span text:style-name="T17">15</text:span><text:span text:style-name="T14">min</text:span><text:span text:style-name="T10">]</text:span></text:p>
      <text:p text:style-name="P41"/>
      <text:p text:style-name="P32">------------------------------</text:p>
      <text:p text:style-name="P15"><text:a xlink:type="simple" xlink:href="https://app.asana.com/0/1207788518947075/1207795194071703" text:style-name="Internet_20_link" text:visited-style-name="Visited_20_Internet_20_Link"><text:span text:style-name="T13">https://app.asana.com/0/1207788518947075/1207795194071703</text:span></text:a></text:p>
      <text:p text:style-name="P43">Bitte Styles anpassen, siehe Anhang</text:p>
      <text:p text:style-name="P49">trans:</text:p>
      <text:p text:style-name="P49">Please adjust styles, see appendix</text:p>
      <text:p text:style-name="P22"><text:span text:style-name="T7">Status: </text:span><text:span text:style-name="T11">Done</text:span><text:span text:style-name="T10"> [</text:span><text:span text:style-name="T14">CR </text:span><text:span text:style-name="T17">30min</text:span><text:span text:style-name="T10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5:17:26.616534362</meta:creation-date>
    <dc:date>2024-08-05T18:17:14.074519753</dc:date>
    <meta:editing-duration>PT6H9M31S</meta:editing-duration>
    <meta:editing-cycles>35</meta:editing-cycles>
    <meta:generator>LibreOffice/7.5.5.2$MacOSX_AARCH64 LibreOffice_project/ca8fe7424262805f223b9a2334bc7181abbcbf5e</meta:generator>
    <meta:document-statistic meta:table-count="0" meta:image-count="0" meta:object-count="0" meta:page-count="5" meta:paragraph-count="88" meta:word-count="582" meta:character-count="4705" meta:non-whitespace-character-count="4208"/>
  </office:meta>
</office:document-meta>
</file>